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imbus Roman" svg:font-family="'Nimbus Roman'"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10.283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6.7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6.9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7.624cm" loext:decorative="false"/>
      <style:paragraph-properties style:writing-mode="lr-tb"/>
    </style:style>
    <style:style style:name="pr1" style:family="presentation" style:parent-style-name="Progress-title">
      <style:graphic-properties draw:textarea-vertical-align="bottom" fo:min-height="2.693cm" loext:decorative="false"/>
      <style:paragraph-properties style:writing-mode="lr-tb"/>
    </style:style>
    <style:style style:name="pr2" style:family="presentation" style:parent-style-name="Progress-subtitle">
      <style:graphic-properties fo:min-height="1.721cm" loext:decorative="false"/>
      <style:paragraph-properties style:writing-mode="lr-tb"/>
    </style:style>
    <style:style style:name="pr3" style:family="presentation" style:parent-style-name="Progress-notes">
      <style:graphic-properties draw:fill-color="#ffffff" draw:auto-grow-height="false" fo:min-height="0.101cm" loext:decorative="false"/>
      <style:paragraph-properties style:writing-mode="lr-tb"/>
    </style:style>
    <style:style style:name="pr4" style:family="presentation" style:parent-style-name="Standard_20_1-title">
      <style:graphic-properties draw:textarea-vertical-align="bottom" fo:min-height="2.65cm" loext:decorative="false"/>
      <style:paragraph-properties style:writing-mode="lr-tb"/>
    </style:style>
    <style:style style:name="pr5" style:family="presentation" style:parent-style-name="Standard_20_1-notes">
      <style:graphic-properties draw:fill-color="#ffffff" draw:auto-grow-height="false" fo:min-height="0.101cm" loext:decorative="false"/>
      <style:paragraph-properties style:writing-mode="lr-tb"/>
    </style:style>
    <style:style style:name="pr6" style:family="presentation" style:parent-style-name="Standard_20_1-outline1">
      <style:graphic-properties fo:min-height="0.101cm" loext:decorative="false"/>
      <style:paragraph-properties style:writing-mode="lr-tb"/>
    </style:style>
    <style:style style:name="pr7" style:family="presentation" style:parent-style-name="Standard-title">
      <style:graphic-properties draw:textarea-vertical-align="bottom" fo:min-height="2.65cm" loext:decorative="false"/>
      <style:paragraph-properties style:writing-mode="lr-tb"/>
    </style:style>
    <style:style style:name="pr8" style:family="presentation" style:parent-style-name="Standard-outline1">
      <style:graphic-properties fo:min-height="0.101cm" loext:decorative="false"/>
      <style:paragraph-properties style:writing-mode="lr-tb"/>
    </style:style>
    <style:style style:name="pr9" style:family="presentation" style:parent-style-name="Standard-notes">
      <style:graphic-properties draw:fill-color="#ffffff" draw:auto-grow-height="false" fo:min-height="0.101cm" loext:decorative="false"/>
      <style:paragraph-properties style:writing-mode="lr-tb"/>
    </style:style>
    <style:style style:name="pr10" style:family="presentation" style:parent-style-name="Standard_20_2-title">
      <style:graphic-properties fo:min-height="2.65cm" loext:decorative="false"/>
      <style:paragraph-properties style:writing-mode="lr-tb"/>
    </style:style>
    <style:style style:name="pr11" style:family="presentation" style:parent-style-name="Standard_20_2-notes">
      <style:graphic-properties draw:fill-color="#ffffff" draw:auto-grow-height="false" fo:min-height="0.101cm" loext:decorative="false"/>
      <style:paragraph-properties style:writing-mode="lr-tb"/>
    </style:style>
    <style:style style:name="pr12" style:family="presentation" style:parent-style-name="Standard_20_2_5f_-title">
      <style:graphic-properties fo:min-height="2.65cm" loext:decorative="false"/>
      <style:paragraph-properties style:writing-mode="lr-tb"/>
    </style:style>
    <style:style style:name="pr13" style:family="presentation" style:parent-style-name="Standard_20_2_5f_-notes">
      <style:graphic-properties draw:fill-color="#ffffff" draw:auto-grow-height="false" fo:min-height="0.101cm" loext:decorative="false"/>
      <style:paragraph-properties style:writing-mode="lr-tb"/>
    </style:style>
    <style:style style:name="pr14" style:family="presentation" style:parent-style-name="Standard_20_2_5f_-title">
      <style:graphic-properties draw:textarea-vertical-align="bottom" fo:min-height="2.65cm" loext:decorative="false"/>
      <style:paragraph-properties style:writing-mode="lr-tb"/>
    </style:style>
    <style:style style:name="P1" style:family="paragraph">
      <style:text-properties style:font-name="Nimbus Roman" fo:font-size="72pt" style:font-size-asian="72pt" style:font-size-complex="72pt"/>
    </style:style>
    <style:style style:name="P2" style:family="paragraph">
      <loext:graphic-properties draw:fill-color="#ffffff"/>
    </style:style>
    <style:style style:name="P3" style:family="paragraph">
      <style:text-properties style:font-name="Nimbus Roman" fo:font-size="48pt" style:font-size-asian="48pt" style:font-size-complex="48pt"/>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Nimbus Roman" fo:font-size="24pt" style:font-size-asian="24pt" style:font-size-complex="24pt"/>
    </style:style>
    <style:style style:name="P6" style:family="paragraph">
      <style:paragraph-properties fo:margin-left="0cm" fo:margin-right="0cm" fo:margin-top="0cm" fo:margin-bottom="0.3cm" fo:text-align="justify" fo:text-indent="0cm"/>
    </style:style>
    <style:style style:name="P7" style:family="paragraph">
      <style:text-properties style:font-name="Nimbus Roman"/>
    </style:style>
    <style:style style:name="P8" style:family="paragraph">
      <style:paragraph-properties fo:margin-left="0cm" fo:margin-right="0cm" fo:margin-top="0cm" fo:margin-bottom="0cm" fo:line-height="100%" fo:text-align="start" fo:text-indent="0cm" loext:tab-stop-distance="0cm">
        <style:tab-stops/>
      </style:paragraph-properties>
    </style:style>
    <style:style style:name="P9" style:family="paragraph">
      <style:text-properties style:font-name="Nimbus Roman" fo:font-size="24pt" style:font-size-asian="24pt" style:font-size-complex="24pt"/>
    </style:style>
    <style:style style:name="T1" style:family="text">
      <style:text-properties style:font-name="Nimbus Roman" fo:font-size="72pt" style:font-size-asian="72pt" style:font-size-complex="72pt"/>
    </style:style>
    <style:style style:name="T2" style:family="text">
      <style:text-properties style:font-name="Nimbus Roman" fo:font-size="48pt" style:font-size-asian="48pt" style:font-size-complex="48pt"/>
    </style:style>
    <style:style style:name="T3" style:family="text">
      <style:text-properties style:font-name="Nimbus Roman" fo:font-size="24pt" style:font-size-asian="24pt" style:font-size-complex="24pt"/>
    </style:style>
    <style:style style:name="T4" style:family="text">
      <style:text-properties style:font-name="Nimbus Roman"/>
    </style:style>
    <style:style style:name="T5" style:family="text">
      <style:text-properties style:use-window-font-color="true" loext:opacity="0%" style:text-outline="false" style:text-line-through-style="none" style:text-line-through-type="none" style:font-name="Nimbus Roman"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ogress" presentation:presentation-page-layout-name="AL1T0" xml:id="id1" draw:id="id1">
        <office:forms form:automatic-focus="false" form:apply-design-mode="false"/>
        <draw:frame presentation:style-name="pr1" draw:text-style-name="P1" draw:layer="layout" svg:width="25cm" svg:height="2.693cm" draw:transform="rotate (0.142244334037538) translate (1.292cm 9cm)" presentation:class="title" presentation:user-transformed="true">
          <draw:text-box>
            <text:p><text:span text:style-name="T1">Masolism</text:span></text:p>
          </draw:text-box>
        </draw:frame>
        <draw:frame presentation:style-name="pr2" draw:layer="layout" svg:width="24.957cm" svg:height="1.721cm" draw:transform="rotate (0.142244334037538) translate (1.688cm 11.524cm)">
          <draw:text-box>
            <text:p><text:author-name text:fixed="false"> </text:author-name></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Standard_20_1" presentation:presentation-page-layout-name="AL2T1" xml:id="id2" draw:id="id2">
        <office:forms form:automatic-focus="false" form:apply-design-mode="false"/>
        <draw:frame presentation:style-name="pr4" draw:text-style-name="P3" draw:layer="layout" svg:width="25cm" svg:height="2.65cm" draw:transform="skewX (-2.81036687499827E-017) rotate (0.142244334037538) translate (0.189cm 1.344cm)" presentation:class="title" presentation:user-transformed="true">
          <draw:text-box>
            <text:p><text:span text:style-name="T2">Masolism --Aufbau</text:span></text:p>
          </draw:text-box>
        </draw:frame>
        <draw:frame draw:style-name="gr2" draw:text-style-name="P5" draw:layer="layout" svg:width="24.5cm" svg:height="10.533cm" svg:x="1cm" svg:y="3.967cm">
          <draw:text-box>
            <text:p text:style-name="P4"><text:span text:style-name="T3">Es gibt eine klare Projekt und Datei Struktur. Jeder befehl zu dem erstellten Projekt muss Folgend aufgebaut sein:</text:span></text:p>
            <text:p text:style-name="P4"><text:span text:style-name="T3">‚Projektname‘ ‚ ‚ ‚—Thema‘ ‚-optionen‘</text:span></text:p>
            <text:p text:style-name="P4"><text:span text:style-name="T3">‚--Thema‘ sollte einen passenden Titel für das Projekt sein.</text:span></text:p>
            <text:p text:style-name="P4"><text:span text:style-name="T3">‚-optionen‘ sollten passende eingaben haben um gut in der Komandozeile im Projekt Navigieren kann.</text:span></text:p>
            <text:list text:style-name="L2">
              <text:list-item>
                <text:p text:style-name="P4"><text:span text:style-name="T3">In diesem Projekt benutzen wir den Projektnamen Masolism, als zusammensetzung aus den Wörten ‚Masochismus‘ und ‚Sozialismus‘, da es ein großes Projekt sein soll, welches Masochismus gebrauchen kann und Sozialismus verinnerlicht hat. Masolismus ist der Name der Community, masolism ist der Befehl um das Projekt anzusteuern.</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Standard_20_1" presentation:presentation-page-layout-name="AL2T1" xml:id="id3" draw:id="id3">
        <office:forms form:automatic-focus="false" form:apply-design-mode="false"/>
        <draw:frame presentation:style-name="pr4" draw:text-style-name="P3" draw:layer="layout" svg:width="25cm" svg:height="2.65cm" draw:transform="skewX (-2.81036687499827E-017) rotate (0.142244334037538) translate (0.189cm 1.344cm)" presentation:class="title" presentation:user-transformed="true">
          <draw:text-box>
            <text:p><text:span text:style-name="T2">Masolism --Inhalt</text:span></text:p>
          </draw:text-box>
        </draw:frame>
        <draw:frame presentation:style-name="pr6" draw:text-style-name="P7" draw:layer="layout" svg:width="25.2cm" svg:height="9.135cm" svg:x="1.4cm" svg:y="4.209cm" presentation:class="outline" presentation:user-transformed="true">
          <draw:text-box>
            <text:list text:style-name="L3">
              <text:list-item>
                <text:p><text:span text:style-name="T4">Server Tablet</text:span></text:p>
                <text:list>
                  <text:list-item>
                    <text:p text:style-name="P6"><text:span text:style-name="T4">Abstrakt + Zusammenfassung</text:span></text:p>
                  </text:list-item>
                  <text:list-item>
                    <text:p text:style-name="P6"><text:span text:style-name="T4">Hardware</text:span></text:p>
                  </text:list-item>
                  <text:list-item>
                    <text:p text:style-name="P6"><text:span text:style-name="T4">Software</text:span></text:p>
                  </text:list-item>
                </text:list>
              </text:list-item>
              <text:list-item>
                <text:p><text:span text:style-name="T4">Client Handy</text:span></text:p>
                <text:list>
                  <text:list-item>
                    <text:p text:style-name="P6"><text:span text:style-name="T4">Abstrakt + Zusammenfassung</text:span></text:p>
                  </text:list-item>
                  <text:list-item>
                    <text:p text:style-name="P6"><text:span text:style-name="T4">Hardware</text:span></text:p>
                  </text:list-item>
                  <text:list-item>
                    <text:p text:style-name="P6"><text:span text:style-name="T4">Software</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3" draw:master-page-name="Standard" presentation:presentation-page-layout-name="AL2T1" xml:id="id4" draw:id="id4">
        <office:forms form:automatic-focus="false" form:apply-design-mode="false"/>
        <draw:frame presentation:style-name="pr7" draw:layer="layout" svg:width="25cm" svg:height="2.65cm" draw:transform="skewX (-2.81036687499827E-017) rotate (0.142244334037538) translate (0.195cm 1.973cm)" presentation:class="title" presentation:user-transformed="true">
          <draw:text-box>
            <text:p><text:span text:style-name="T2">Masolism</text:span> –Tablet_Server -A0</text:p>
          </draw:text-box>
        </draw:frame>
        <draw:frame presentation:style-name="pr8" draw:text-style-name="P7" draw:layer="layout" svg:width="24.639cm" svg:height="9.135cm" svg:x="1.399cm" svg:y="4.959cm" presentation:class="outline" presentation:user-transformed="true">
          <draw:text-box>
            <text:list text:style-name="L3">
              <text:list-header>
                <text:p><text:span text:style-name="T4">Abstrakt: Wir entwickeln ein mobiles Endgeraet, welches in etwa die Leistung eines „Nvidia Jetson nano“ hat.</text:span></text:p>
                <text:p><text:span text:style-name="T4">Es muss ein eigenes, auf „Android open source project“, basierendes Betriebssystem entwickelt werden.</text:span></text:p>
                <text:p><text:span text:style-name="T4">Es müssen mehrere open source protokolle gefunden und entwickelt werden, welche für folgendes genutzt werden:</text:span></text:p>
              </text:list-header>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3" draw:master-page-name="Standard_20_2" presentation:presentation-page-layout-name="AL2T1" xml:id="id5" draw:id="id5">
        <office:forms form:automatic-focus="false" form:apply-design-mode="false"/>
        <draw:frame presentation:style-name="pr10" draw:text-style-name="P3" draw:layer="layout" svg:width="25cm" svg:height="2.65cm" draw:transform="skewX (-2.81036687499827E-017) rotate (0.142244334037538) translate (0.192cm 3.845cm)" presentation:class="title" presentation:user-transformed="true">
          <draw:text-box>
            <text:p text:style-name="P4"><text:span text:style-name="T2">Masolism –Server_Tablet -a1</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1. i2P Router</text:span></text:p>
            <text:p text:style-name="P4"><text:span text:style-name="T3"><text:tab/></text:span><text:span text:style-name="T3">- muss in der Lage sein als i2P Router genutzt zu werden, mit </text:span><text:span text:style-name="T3"><text:tab/></text:span><text:span text:style-name="T3"><text:tab/></text:span><text:span text:style-name="T3"><text:tab/></text:span><text:span text:style-name="T3"><text:tab/></text:span><text:span text:style-name="T3">einer Offiziellen Website für das Projekt. </text:span></text:p>
            <text:p text:style-name="P4"><text:span text:style-name="T3"><text:tab/></text:span><text:span text:style-name="T3">- Diese sollte etwas wie „GitLabs“ sein. Ein Forum wo der Code </text:span><text:span text:style-name="T3"><text:tab/></text:span><text:span text:style-name="T3"><text:tab/></text:span><text:span text:style-name="T3"><text:tab/></text:span><text:span text:style-name="T3">besprochen wird und neues Vorgestellt wird.</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5" presentation:class="page"/>
          <draw:frame presentation:style-name="pr11" draw:text-style-name="P2" draw:layer="layout" svg:width="17cm" svg:height="14cm" svg:x="2cm" svg:y="13cm" presentation:class="notes" presentation:placeholder="true">
            <draw:text-box/>
          </draw:frame>
        </presentation:notes>
      </draw:page>
      <draw:page draw:name="page6" draw:style-name="dp3" draw:master-page-name="Standard_20_2_5f_" presentation:presentation-page-layout-name="AL2T1" xml:id="id6" draw:id="id6">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4"><text:span text:style-name="T2">Masolism –Server_Tablet -A2</text:span></text:p>
          </draw:text-box>
        </draw:frame>
        <draw:frame draw:style-name="gr4" draw:text-style-name="P5" draw:layer="layout" svg:width="24cm" svg:height="7.163cm" svg:x="2cm" svg:y="7cm">
          <draw:text-box>
            <text:p text:style-name="P4"><text:span text:style-name="T3">Ein leistungsstarker ‚mobiler Server‘ (kurz ‚lmS‘), welcher mindestens 3 Services anbietet...</text:span></text:p>
            <text:p text:style-name="P4"><text:span text:style-name="T3">...2. Ein Fediverse Server</text:span></text:p>
            <text:p text:style-name="P4"><text:span text:style-name="T3"><text:tab/></text:span><text:span text:style-name="T3">- muss in der Lage sein als Fediverse Server zu fungieren.</text:span></text:p>
            <text:p text:style-name="P4"><text:span text:style-name="T3"><text:tab/></text:span><text:span text:style-name="T3">Es werden Eigene Social media Platformen gehostet, mit dem </text:span><text:span text:style-name="T3"><text:tab/></text:span><text:span text:style-name="T3"><text:tab/></text:span><text:span text:style-name="T3"><text:tab/></text:span><text:span text:style-name="T3"><text:tab/></text:span><text:span text:style-name="T3">Cluster an Servern, welche zur verfügung stehen. </text:span></text:p>
            <text:p text:style-name="P4"><text:span text:style-name="T3"><text:tab/></text:span><text:span text:style-name="T3">- Diese Funktion muss standard mäßig Deaktiviert sein und mit </text:span><text:span text:style-name="T3"><text:tab/></text:span><text:span text:style-name="T3"><text:tab/></text:span><text:span text:style-name="T3"><text:tab/></text:span><text:span text:style-name="T3">genauer Erklärung, was mit dem Gerät passiert bei anwendung.</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6" presentation:class="page"/>
          <draw:frame presentation:style-name="pr13" draw:text-style-name="P2" draw:layer="layout" svg:width="17cm" svg:height="14cm" svg:x="2cm" svg:y="13cm" presentation:class="notes" presentation:placeholder="true">
            <draw:text-box/>
          </draw:frame>
        </presentation:notes>
      </draw:page>
      <draw:page draw:name="page7" draw:style-name="dp3" draw:master-page-name="Standard_20_2_5f_" presentation:presentation-page-layout-name="AL2T1" xml:id="id7" draw:id="id7">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4"><text:span text:style-name="T2">Masolism –Server_Tablet -A3</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3. Ein remote Server </text:span></text:p>
            <text:p text:style-name="P4"><text:span text:style-name="T3"><text:tab/></text:span><text:span text:style-name="T3">-muss in der Lage sein als Android Desktop remote zu Agieren </text:span><text:span text:style-name="T3"><text:tab/></text:span><text:span text:style-name="T3"><text:tab/></text:span><text:span text:style-name="T3"><text:tab/></text:span><text:span text:style-name="T3">für das Client_Handy.</text:span></text:p>
            <text:p text:style-name="P8"><text:span text:style-name="T5"><text:tab/></text:span><text:span text:style-name="T3">- Diese Funktion muss standard mäßig Aktiviert sein und mit </text:span><text:span text:style-name="T3"><text:tab/></text:span><text:span text:style-name="T3"><text:tab/></text:span><text:span text:style-name="T3"><text:tab/></text:span><text:span text:style-name="T3"><text:tab/></text:span><text:span text:style-name="T3">genauer Erklärung, was mit dem Gerät passiert bei anwendung.</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7" presentation:class="page"/>
          <draw:frame presentation:style-name="pr13" draw:text-style-name="P2" draw:layer="layout" svg:width="17cm" svg:height="14cm" svg:x="2cm" svg:y="13cm" presentation:class="notes" presentation:placeholder="true">
            <draw:text-box/>
          </draw:frame>
        </presentation:notes>
      </draw:page>
      <draw:page draw:name="page8" draw:style-name="dp3" draw:master-page-name="Standard_20_2_5f_" presentation:presentation-page-layout-name="AL2T1" xml:id="id8" draw:id="id8">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4"><text:span text:style-name="T2">Masolism –Server_Tablet -A4</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Braucht zudem eine eigen Entwickelte Hardware.</text:span></text:p>
            <text:p text:style-name="P4"><text:span text:style-name="T3">Diese muss zu 100% open source Entwickelt werden, inklusive benanntes Betriebssystem, Platinen, Gehäusen, Protokollen, etc.</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8" presentation:class="page"/>
          <draw:frame presentation:style-name="pr13" draw:text-style-name="P2" draw:layer="layout" svg:width="17cm" svg:height="14cm" svg:x="2cm" svg:y="13cm" presentation:class="notes" presentation:placeholder="true">
            <draw:text-box/>
          </draw:frame>
        </presentation:notes>
      </draw:page>
      <draw:page draw:name="page9" draw:style-name="dp3" draw:master-page-name="Standard" presentation:presentation-page-layout-name="AL2T1" xml:id="id9" draw:id="id9">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text:span text:style-name="T2">Masolism –Server_Tablet -S0</text:span></text:p>
          </draw:text-box>
        </draw:frame>
        <draw:frame presentation:style-name="pr8" draw:text-style-name="P9" draw:layer="layout" svg:width="24.639cm" svg:height="9.135cm" svg:x="1.399cm" svg:y="4.959cm" presentation:class="outline" presentation:user-transformed="true">
          <draw:text-box>
            <text:list text:style-name="L3">
              <text:list-header>
                <text:p><text:span text:style-name="T3">Software: Platz für genauere Planung</text:span></text:p>
              </text:list-header>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9" presentation:class="page"/>
          <draw:frame presentation:style-name="pr9" draw:text-style-name="P2" draw:layer="layout" svg:width="17cm" svg:height="14cm" svg:x="2cm" svg:y="13cm" presentation:class="notes" presentation:placeholder="true">
            <draw:text-box/>
          </draw:frame>
        </presentation:notes>
      </draw:page>
      <draw:page draw:name="page10" draw:style-name="dp3" draw:master-page-name="Standard" presentation:presentation-page-layout-name="AL2T1" xml:id="id10" draw:id="id10">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text:span text:style-name="T2">Masolism –Server_Tablet -H0</text:span></text:p>
          </draw:text-box>
        </draw:frame>
        <draw:frame presentation:style-name="pr8" draw:text-style-name="P7" draw:layer="layout" svg:width="24.639cm" svg:height="9.135cm" svg:x="1.399cm" svg:y="4.959cm" presentation:class="outline" presentation:user-transformed="true">
          <draw:text-box>
            <text:list text:style-name="L3">
              <text:list-header>
                <text:p><text:span text:style-name="T4">Hardware: Platz für genauere Planung</text:span></text:p>
              </text:list-header>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0" presentation:class="page"/>
          <draw:frame presentation:style-name="pr9" draw:text-style-name="P2" draw:layer="layout" svg:width="17cm" svg:height="14cm" svg:x="2cm" svg:y="13cm" presentation:class="notes" presentation:placeholder="true">
            <draw:text-box/>
          </draw:frame>
        </presentation:notes>
      </draw:page>
      <draw:page draw:name="page11" draw:style-name="dp3" draw:master-page-name="Standard" presentation:presentation-page-layout-name="AL2T1" xml:id="id11" draw:id="id11">
        <office:forms form:automatic-focus="false" form:apply-design-mode="false"/>
        <draw:frame presentation:style-name="pr7" draw:text-style-name="P7" draw:layer="layout" svg:width="25cm" svg:height="2.65cm" draw:transform="skewX (-2.81036687499827E-017) rotate (0.142244334037538) translate (0.195cm 1.973cm)" presentation:class="title" presentation:user-transformed="true">
          <draw:text-box>
            <text:p><text:span text:style-name="T2">Masolism –Client_Handy -A0</text:span></text:p>
          </draw:text-box>
        </draw:frame>
        <draw:frame presentation:style-name="pr8" draw:text-style-name="P7" draw:layer="layout" svg:width="24.639cm" svg:height="9.135cm" svg:x="1.399cm" svg:y="4.959cm" presentation:class="outline" presentation:user-transformed="true">
          <draw:text-box>
            <text:list text:style-name="L3">
              <text:list-header>
                <text:p><text:span text:style-name="T4">Abstrakt: Wir entwickeln ein mobiles Endgeraet, welches wie ein Slim-Client Funktioniert.</text:span></text:p>
                <text:p><text:span text:style-name="T4">Es muss ein eigenes, auf „Android open source project“, basierendes Betriebssystem entwickelt werden.</text:span></text:p>
                <text:p><text:span text:style-name="T4">Es müssen mehrere open source protokolle gefunden und entwickelt werden, welche für folgendes genutzt werden:</text:span></text:p>
              </text:list-header>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1" presentation:class="page"/>
          <draw:frame presentation:style-name="pr9" draw:text-style-name="P2" draw:layer="layout" svg:width="17cm" svg:height="14cm" svg:x="2cm" svg:y="13cm" presentation:class="notes" presentation:placeholder="true">
            <draw:text-box/>
          </draw:frame>
        </presentation:notes>
      </draw:page>
      <draw:page draw:name="page12" draw:style-name="dp3" draw:master-page-name="Standard_20_2_5f_" presentation:presentation-page-layout-name="AL2T1" xml:id="id12" draw:id="id12">
        <office:forms form:automatic-focus="false" form:apply-design-mode="false"/>
        <draw:frame presentation:style-name="pr14" draw:text-style-name="P3" draw:layer="layout" svg:width="25cm" svg:height="2.65cm" draw:transform="skewX (-2.81036687499827E-017) rotate (0.142244334037538) translate (0.192cm 3.845cm)" presentation:class="title" presentation:user-transformed="true">
          <draw:text-box>
            <text:p text:style-name="P4"><text:span text:style-name="T2">Masolism –Client_Handy -A1</text:span></text:p>
          </draw:text-box>
        </draw:frame>
        <draw:frame draw:style-name="gr5" draw:text-style-name="P5" draw:layer="layout" svg:width="24cm" svg:height="7.874cm" svg:x="2cm" svg:y="7cm">
          <draw:text-box>
            <text:p text:style-name="P4"><text:span text:style-name="T3">Ein eigen Entwickeltes mobiles Endgerät, welches mit einer custom eSIM-Karte als Empfänger von Informationen, aus der i2P verbindung. Ohne eSIM-Karte muss es mindestens 30GiB Festplattenspeicher und 4GiB Arbeitsspeicher besitzen und ein minimalistisches, funktionales Betriebssystem laufen, auf dem es möglich ist apk Programme laufen zu lassen.</text:span></text:p>
            <text:p text:style-name="P4"><text:span text:style-name="T3">Falls möglich: 2 Computer einbauen, einen Leistungsstärkeren für das offline Handy und einen Leistungsschwächeren für das online Handy</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2" presentation:class="page"/>
          <draw:frame presentation:style-name="pr13" draw:text-style-name="P2" draw:layer="layout" svg:width="17cm" svg:height="14cm" svg:x="2cm" svg:y="13cm" presentation:class="notes" presentation:placeholder="true">
            <draw:text-box/>
          </draw:frame>
        </presentation:notes>
      </draw:page>
      <draw:page draw:name="page13" draw:style-name="dp3" draw:master-page-name="Standard" presentation:presentation-page-layout-name="AL2T1" xml:id="id13" draw:id="id13">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text:span text:style-name="T2">Masolism –Client_Handy -S0</text:span></text:p>
          </draw:text-box>
        </draw:frame>
        <draw:frame presentation:style-name="pr8" draw:text-style-name="P7" draw:layer="layout" svg:width="24.639cm" svg:height="9.135cm" svg:x="1.399cm" svg:y="4.959cm" presentation:class="outline" presentation:user-transformed="true">
          <draw:text-box>
            <text:list text:style-name="L3">
              <text:list-header>
                <text:p><text:span text:style-name="T4">Software: Platz für genauere Planung</text:span></text:p>
              </text:list-header>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3" presentation:class="page"/>
          <draw:frame presentation:style-name="pr9" draw:text-style-name="P2" draw:layer="layout" svg:width="17cm" svg:height="14cm" svg:x="2cm" svg:y="13cm" presentation:class="notes" presentation:placeholder="true">
            <draw:text-box/>
          </draw:frame>
        </presentation:notes>
      </draw:page>
      <draw:page draw:name="page14" draw:style-name="dp3" draw:master-page-name="Standard" presentation:presentation-page-layout-name="AL2T1" xml:id="id14" draw:id="id14">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text:span text:style-name="T2">Masolism –Client_Handy -H0</text:span></text:p>
          </draw:text-box>
        </draw:frame>
        <draw:frame presentation:style-name="pr8" draw:text-style-name="P7" draw:layer="layout" svg:width="24.639cm" svg:height="9.135cm" svg:x="1.399cm" svg:y="4.959cm" presentation:class="outline" presentation:user-transformed="true">
          <draw:text-box>
            <text:list text:style-name="L3">
              <text:list-header>
                <text:p><text:span text:style-name="T4">Hardware: Platz für genauere Planung</text:span></text:p>
              </text:list-header>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4"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imbus Roman" svg:font-family="'Nimbus Roman'"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de" fo:country="DE"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stroke="none" draw:fill-image-width="0cm" draw:fill-image-height="0cm" draw:textarea-horizontal-align="justify" draw:shadow="hidden" draw:shadow-offset-x="0.2cm" draw:shadow-offset-y="0.2cm" draw:shadow-color="#808080"/>
      <style:paragraph-properties fo:text-align="end"/>
      <style:text-properties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3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5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5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5cm" fo:text-indent="0cm"/>
    </style:style>
    <style:style style:name="Progress-outline6" style:family="presentation" style:parent-style-name="Progress-outline5"/>
    <style:style style:name="Progress-outline7" style:family="presentation" style:parent-style-name="Progress-outline6"/>
    <style:style style:name="Progress-outline8" style:family="presentation" style:parent-style-name="Progress-outline7"/>
    <style:style style:name="Progress-outline9" style:family="presentation" style:parent-style-name="Progress-outline8"/>
    <style:style style:name="Progress-subtitle" style:family="presentation">
      <style:graphic-properties draw:stroke="none" draw:fill="none" draw:textarea-vertical-align="middle" draw:auto-grow-height="true" fo:min-height="1.721cm">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draw:auto-grow-height="tru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stroke="none" draw:fill-image-width="0cm" draw:fill-image-height="0cm" draw:textarea-horizontal-align="justify" draw:shadow="hidden" draw:shadow-offset-x="0.203cm" draw:shadow-offset-y="0.203cm" draw:shadow-color="#808080"/>
      <style:paragraph-properties fo:text-align="end" loext:tab-stop-distance="0cm">
        <style:tab-stops/>
      </style:paragraph-properties>
      <style:text-properties style:use-window-font-color="true" loext:opacity="0%"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draw:auto-grow-height="tru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stroke="none"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loext:tab-stop-distance="0cm">
        <style:tab-stops/>
      </style:paragraph-properties>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draw:auto-grow-height="tru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draw:auto-grow-height="tru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_5f_-background" style:display-name="Standard 2_-background" style:family="presentation">
      <style:graphic-properties draw:stroke="none" draw:fill="none" draw:fill-color="#e0e0e0" draw:fill-image-width="0cm" draw:fill-image-height="0cm"/>
      <style:text-properties style:letter-kerning="true"/>
    </style:style>
    <style:style style:name="Standard_20_2_5f_-backgroundobjects" style:display-name="Standard 2_-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_20_2_5f_-notes" style:display-name="Standard 2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_5f_-outline1" style:display-name="Standard 2_-outline1" style:family="presentation">
      <style:graphic-properties draw:stroke="none" draw:fill="none" draw:fill-color="#e6e6e6" draw:fill-image-width="0cm" draw:fill-image-height="0cm" draw:auto-grow-height="false" draw:fit-to-size="false" style:shrink-to-fit="true">
        <text:list-style style:name="Standard_20_2_5f_-outline1" style:display-name="Standard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_5f_-outline2" style:display-name="Standard 2_-outline2" style:family="presentation" style:parent-style-name="Standard_20_2_5f_-outline1">
      <style:paragraph-properties fo:margin-left="0cm" fo:margin-right="0cm" fo:margin-top="0cm" fo:margin-bottom="0.3cm" fo:text-align="start" fo:text-indent="0cm"/>
      <style:text-properties fo:font-size="21pt" style:font-size-asian="21pt" style:font-size-complex="21pt"/>
    </style:style>
    <style:style style:name="Standard_20_2_5f_-outline3" style:display-name="Standard 2_-outline3" style:family="presentation" style:parent-style-name="Standard_20_2_5f_-outline2">
      <style:paragraph-properties fo:margin-left="0cm" fo:margin-right="0cm" fo:margin-top="0cm" fo:margin-bottom="0.225cm" fo:text-indent="0cm"/>
      <style:text-properties fo:font-size="18pt" style:font-size-asian="18pt" style:font-size-complex="18pt"/>
    </style:style>
    <style:style style:name="Standard_20_2_5f_-outline4" style:display-name="Standard 2_-outline4" style:family="presentation" style:parent-style-name="Standard_20_2_5f_-outline3">
      <style:paragraph-properties fo:margin-left="0cm" fo:margin-right="0cm" fo:margin-top="0cm" fo:margin-bottom="0.15cm" fo:text-indent="0cm"/>
      <style:text-properties fo:font-size="15pt" style:font-size-asian="15pt" style:font-size-complex="15pt"/>
    </style:style>
    <style:style style:name="Standard_20_2_5f_-outline5" style:display-name="Standard 2_-outline5" style:family="presentation" style:parent-style-name="Standard_20_2_5f_-outline4">
      <style:paragraph-properties fo:margin-left="0cm" fo:margin-right="0cm" fo:margin-top="0cm" fo:margin-bottom="0.075cm" fo:text-indent="0cm"/>
    </style:style>
    <style:style style:name="Standard_20_2_5f_-outline6" style:display-name="Standard 2_-outline6" style:family="presentation" style:parent-style-name="Standard_20_2_5f_-outline5"/>
    <style:style style:name="Standard_20_2_5f_-outline7" style:display-name="Standard 2_-outline7" style:family="presentation" style:parent-style-name="Standard_20_2_5f_-outline6"/>
    <style:style style:name="Standard_20_2_5f_-outline8" style:display-name="Standard 2_-outline8" style:family="presentation" style:parent-style-name="Standard_20_2_5f_-outline7"/>
    <style:style style:name="Standard_20_2_5f_-outline9" style:display-name="Standard 2_-outline9" style:family="presentation" style:parent-style-name="Standard_20_2_5f_-outline8"/>
    <style:style style:name="Standard_20_2_5f_-subtitle" style:display-name="Standard 2_-subtitle" style:family="presentation">
      <style:graphic-properties draw:stroke="none" draw:fill="none" draw:textarea-vertical-align="middle">
        <text:list-style style:name="Standard_20_2_5f_-subtitle" style:display-name="Standard 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_5f_-title" style:display-name="Standard 2_-title" style:family="presentation">
      <style:graphic-properties draw:stroke="none" draw:fill="none" draw:textarea-vertical-align="middle" draw:auto-grow-height="true">
        <text:list-style style:name="Standard_20_2_5f_-title" style:display-name="Standard 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Accent_20_1">
      <style:graphic-properties draw:fill="solid" draw:fill-color="#b2b2b2" draw:textarea-vertical-align="middle" loext:decorative="false"/>
    </style:style>
    <style:style style:name="Mgr5" style:family="graphic" style:parent-style-name="Accent_20_1">
      <style:graphic-properties draw:fill="solid" draw:fill-color="#b2b2b2" draw:textarea-vertical-align="middle" fo:min-height="6.692cm" fo:min-width="25.353cm" loext:decorative="false"/>
    </style:style>
    <style:style style:name="Mpr1" style:family="presentation" style:parent-style-name="Progress-title">
      <style:graphic-properties draw:auto-grow-height="false" fo:min-height="0.101cm" loext:decorative="false"/>
      <style:paragraph-properties style:writing-mode="lr-tb"/>
    </style:style>
    <style:style style:name="Mpr2" style:family="presentation" style:parent-style-name="Progress-backgroundobjects">
      <style:graphic-properties draw:fill="none" draw:fill-color="#ffffff" fo:min-height="1.087cm" loext:decorative="false"/>
      <style:paragraph-properties style:writing-mode="lr-tb"/>
    </style:style>
    <style:style style:name="Mpr3" style:family="presentation" style:parent-style-name="Progress-backgroundobjects">
      <style:graphic-properties draw:fill="none" draw:fill-color="#ffffff" fo:min-height="1.254cm" loext:decorative="false"/>
      <style:paragraph-properties style:writing-mode="lr-tb"/>
    </style:style>
    <style:style style:name="Mpr4" style:family="presentation" style:parent-style-name="Progress-backgroundobjects">
      <style:graphic-properties draw:fill="none" draw:fill-color="#ffffff" fo:min-height="1.484cm" loext:decorative="false"/>
      <style:paragraph-properties style:writing-mode="lr-tb"/>
    </style:style>
    <style:style style:name="Mpr5"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Standard_20_1-backgroundobjects">
      <style:graphic-properties draw:fill="none" draw:fill-color="#ffffff" fo:min-height="1.087cm" loext:decorative="false"/>
      <style:paragraph-properties style:writing-mode="lr-tb"/>
    </style:style>
    <style:style style:name="Mpr7" style:family="presentation" style:parent-style-name="Standard_20_1-backgroundobjects">
      <style:graphic-properties draw:fill="none" draw:fill-color="#ffffff" fo:min-height="1.254cm" loext:decorative="false"/>
      <style:paragraph-properties style:writing-mode="lr-tb"/>
    </style:style>
    <style:style style:name="Mpr8" style:family="presentation" style:parent-style-name="Standard_20_1-backgroundobjects">
      <style:graphic-properties draw:fill="none" draw:fill-color="#ffffff" fo:min-height="1.484cm" loext:decorative="false"/>
      <style:paragraph-properties style:writing-mode="lr-tb"/>
    </style:style>
    <style:style style:name="Mpr9"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backgroundobjects">
      <style:graphic-properties draw:fill="none" draw:fill-color="#ffffff" fo:min-height="1.087cm" loext:decorative="false"/>
      <style:paragraph-properties style:writing-mode="lr-tb"/>
    </style:style>
    <style:style style:name="Mpr11" style:family="presentation" style:parent-style-name="Standard-backgroundobjects">
      <style:graphic-properties draw:fill="none" draw:fill-color="#ffffff" fo:min-height="1.254cm" loext:decorative="false"/>
      <style:paragraph-properties style:writing-mode="lr-tb"/>
    </style:style>
    <style:style style:name="Mpr12" style:family="presentation" style:parent-style-name="Standard-backgroundobjects">
      <style:graphic-properties draw:fill="none" draw:fill-color="#ffffff" fo:min-height="1.484cm" loext:decorative="false"/>
      <style:paragraph-properties style:writing-mode="lr-tb"/>
    </style:style>
    <style:style style:name="Mpr1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Standard_20_2-backgroundobjects">
      <style:graphic-properties draw:fill="none" draw:fill-color="#ffffff" fo:min-height="1.087cm" loext:decorative="false"/>
      <style:paragraph-properties style:writing-mode="lr-tb"/>
    </style:style>
    <style:style style:name="Mpr15" style:family="presentation" style:parent-style-name="Standard_20_2-backgroundobjects">
      <style:graphic-properties draw:fill="none" draw:fill-color="#ffffff" fo:min-height="1.254cm" loext:decorative="false"/>
      <style:paragraph-properties style:writing-mode="lr-tb"/>
    </style:style>
    <style:style style:name="Mpr16" style:family="presentation" style:parent-style-name="Standard_20_2-backgroundobjects">
      <style:graphic-properties draw:fill="none" draw:fill-color="#ffffff" fo:min-height="1.484cm" loext:decorative="false"/>
      <style:paragraph-properties style:writing-mode="lr-tb"/>
    </style:style>
    <style:style style:name="Mpr17" style:family="presentation" style:parent-style-name="Standard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Standard_20_2_5f_-backgroundobjects">
      <style:graphic-properties draw:fill="none" draw:fill-color="#ffffff" fo:min-height="1.087cm" loext:decorative="false"/>
      <style:paragraph-properties style:writing-mode="lr-tb"/>
    </style:style>
    <style:style style:name="Mpr19" style:family="presentation" style:parent-style-name="Standard_20_2_5f_-backgroundobjects">
      <style:graphic-properties draw:fill="none" draw:fill-color="#ffffff" fo:min-height="1.254cm" loext:decorative="false"/>
      <style:paragraph-properties style:writing-mode="lr-tb"/>
    </style:style>
    <style:style style:name="Mpr20" style:family="presentation" style:parent-style-name="Standard_20_2_5f_-backgroundobjects">
      <style:graphic-properties draw:fill="none" draw:fill-color="#ffffff" fo:min-height="1.484cm" loext:decorative="false"/>
      <style:paragraph-properties style:writing-mode="lr-tb"/>
    </style:style>
    <style:style style:name="Mpr21" style:family="presentation" style:parent-style-name="Standard_20_2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dddd"/>
    </style:style>
    <style:style style:name="MP6" style:family="paragraph">
      <loext:graphic-properties draw:fill="solid" draw:fill-color="#b2b2b2"/>
    </style:style>
    <style:style style:name="MP7" style:family="paragraph">
      <loext:graphic-properties draw:fill="none" draw:fill-color="#ffffff"/>
    </style:style>
    <style:style style:name="MP8" style:family="paragraph">
      <loext:graphic-properties draw:fill="none" draw:fill-color="#ffffff"/>
      <style:text-properties fo:font-size="80pt" fo:font-weight="normal" style:font-size-asian="80pt" style:font-weight-asian="normal" style:font-size-complex="8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11.81cm" svg:x="0cm" svg:y="0cm" svg:viewBox="0 0 28001 11811" draw:points="0,11811 0,0 28001,0 28001,7811">
        <text:p/>
      </draw:polygon>
      <draw:frame presentation:style-name="Mpr1" draw:layer="backgroundobjects" svg:width="25cm" svg:height="2.65cm" draw:transform="skewX (-2.81036687499827E-017) rotate (0.142244334037538) translate (1.295cm 9.021cm)" presentation:class="title">
        <draw:text-box>
          <text:p>Click to edit the title text format</text:p>
        </draw:text-box>
      </draw:frame>
      <draw:frame presentation:style-name="Progress-outline1" draw:layer="backgroundobjects" svg:width="24.957cm" svg:height="4.762cm" draw:transform="skewX (3.13378905573492E-017) rotate (0.142244334037538) translate (1.688cm 11.524cm)" presentation:class="outline" presentation:placeholder="true">
        <draw:text-box/>
      </draw:frame>
      <draw:frame presentation:style-name="Mpr2" draw:text-style-name="MP4" draw:layer="backgroundobjects" svg:width="8cm" svg:height="1.087cm" svg:x="19.499cm" svg:y="13.649cm" presentation:class="date-time">
        <draw:text-box>
          <text:p text:style-name="MP3"><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3"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draw:page-thumbnail presentation:style-name="Progress-title" draw:layer="backgroundobjects" svg:width="17cm" svg:height="9.56cm" svg:x="2cm" svg:y="2.5cm" presentation:class="page"/>
        <draw:frame presentation:style-name="Progress-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cm" svg:height="3.55cm" svg:x="3.05cm" svg:y="12.2cm" svg:viewBox="0 0 24951 3551" draw:points="0,3551 24950,3550 24951,0">
        <text:p/>
      </draw:polygon>
      <draw:polygon draw:style-name="Mgr3" draw:text-style-name="MP5" draw:layer="backgroundobjects" svg:width="28cm" svg:height="4.191cm" svg:x="0cm" svg:y="0cm" svg:viewBox="0 0 28001 4192" draw:points="0,4192 0,0 28001,0 28001,191">
        <text:p/>
      </draw:polygon>
      <draw:frame presentation:style-name="Standard_20_1-title" draw:layer="backgroundobjects" svg:width="25cm" svg:height="2.65cm" draw:transform="skewX (-2.81036687499827E-017) rotate (0.142244334037538) translate (0.189cm 1.344cm)" presentation:class="title" presentation:placeholder="true">
        <draw:text-box/>
      </draw:frame>
      <draw:frame presentation:style-name="Standard_20_1-outline1" draw:layer="backgroundobjects" svg:width="25.2cm" svg:height="9.135cm" svg:x="1.4cm" svg:y="4.209cm" presentation:class="outline" presentation:placeholder="true">
        <draw:text-box/>
      </draw:frame>
      <draw:frame presentation:style-name="Mpr6" draw:text-style-name="MP4" draw:layer="backgroundobjects" svg:width="8cm" svg:height="1.087cm" svg:x="19.499cm" svg:y="13.649cm" presentation:class="date-time">
        <draw:text-box>
          <text:p text:style-name="MP3"><text:span text:style-name="MT1"><presentation:date-time/></text:span></text:p>
        </draw:text-box>
      </draw:frame>
      <draw:frame presentation:style-name="Mpr6" draw:text-style-name="MP4" draw:layer="backgroundobjects" svg:width="12cm" svg:height="1.087cm" svg:x="15.499cm" svg:y="14.249cm" presentation:class="footer">
        <draw:text-box>
          <text:p text:style-name="MP3"><text:span text:style-name="MT1"><presentation:footer/></text:span></text:p>
        </draw:text-box>
      </draw:frame>
      <draw:frame presentation:style-name="Mpr7"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draw:page-thumbnail presentation:style-name="Standard_20_1-title" draw:layer="backgroundobjects" svg:width="17cm" svg:height="9.56cm" svg:x="2cm" svg:y="2.5cm" presentation:class="page"/>
        <draw:frame presentation:style-name="Standard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cm" svg:height="3.55cm" svg:x="3.05cm" svg:y="12.2cm" svg:viewBox="0 0 24951 3551" draw:points="0,3551 24950,3550 24951,0">
        <text:p/>
      </draw:polygon>
      <draw:polygon draw:style-name="Mgr4" draw:text-style-name="MP6" draw:layer="backgroundobjects" svg:width="28cm" svg:height="14.6cm" svg:x="0cm" svg:y="1.15cm" svg:viewBox="0 0 28001 14601" draw:points="0,14601 508,14601 28001,10664 28001,0 0,3999">
        <text:p/>
      </draw:polygon>
      <draw:polygon draw:style-name="Mgr3" draw:text-style-name="MP5" draw:layer="backgroundobjects" svg:width="28cm" svg:height="4.762cm" svg:x="0cm" svg:y="0cm" svg:viewBox="0 0 28001 4763" draw:points="1,4763 0,0 28000,0 28001,762">
        <text:p/>
      </draw:polygon>
      <draw:frame presentation:style-name="Standard-title" draw:layer="backgroundobjects" svg:width="25cm" svg:height="2.65cm" draw:transform="skewX (-2.81036687499827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10" draw:text-style-name="MP4" draw:layer="backgroundobjects" svg:width="8cm" svg:height="1.087cm" svg:x="19.499cm" svg:y="13.649cm" presentation:class="date-time">
        <draw:text-box>
          <text:p text:style-name="MP3"><text:span text:style-name="MT1"><presentation:date-time/></text:span></text:p>
        </draw:text-box>
      </draw:frame>
      <draw:frame presentation:style-name="Mpr10" draw:text-style-name="MP4" draw:layer="backgroundobjects" svg:width="12cm" svg:height="1.087cm" svg:x="15.499cm" svg:y="14.249cm" presentation:class="footer">
        <draw:text-box>
          <text:p text:style-name="MP3"><text:span text:style-name="MT1"><presentation:footer/></text:span></text:p>
        </draw:text-box>
      </draw:frame>
      <draw:frame presentation:style-name="Mpr11"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6.857cm" svg:x="0cm" svg:y="0cm" svg:viewBox="0 0 28001 6858" draw:points="0,6858 0,0 28001,0 28001,2841">
        <text:p/>
      </draw:polygon>
      <draw:frame presentation:style-name="Standard_20_2-title" draw:layer="backgroundobjects" svg:width="25cm" svg:height="2.65cm" draw:transform="skewX (-2.81036687499827E-017) rotate (0.142244334037538) translate (0.192cm 3.845cm)" presentation:class="title" presentation:placeholder="true">
        <draw:text-box/>
      </draw:frame>
      <draw:frame presentation:style-name="Mpr14" draw:text-style-name="MP4" draw:layer="backgroundobjects" svg:width="8cm" svg:height="1.087cm" svg:x="19.499cm" svg:y="13.649cm" presentation:class="date-time">
        <draw:text-box>
          <text:p text:style-name="MP3"><text:span text:style-name="MT1"><presentation:date-time/></text:span></text:p>
        </draw:text-box>
      </draw:frame>
      <draw:frame presentation:style-name="Mpr14" draw:text-style-name="MP4" draw:layer="backgroundobjects" svg:width="12cm" svg:height="1.087cm" svg:x="15.499cm" svg:y="14.249cm" presentation:class="footer">
        <draw:text-box>
          <text:p text:style-name="MP3"><text:span text:style-name="MT1"><presentation:footer/></text:span></text:p>
        </draw:text-box>
      </draw:frame>
      <draw:frame presentation:style-name="Mpr15" draw:text-style-name="MP4" draw:layer="backgroundobjects" svg:width="7cm" svg:height="1.254cm" svg:x="20.499cm" svg:y="12.749cm" presentation:class="page-number">
        <draw:text-box>
          <text:p text:style-name="MP3"><text:span text:style-name="MT2"><text:page-number>&lt;number&gt;</text:page-number></text:span></text:p>
        </draw:text-box>
      </draw:frame>
      <draw:custom-shape draw:style-name="Mgr4" draw:text-style-name="MP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1" draw:text-style-name="MP7" draw:layer="backgroundobjects" svg:width="1.778cm" svg:height="3.405cm" svg:x="0.761cm" svg:y="7.665cm">
        <draw:text-box>
          <text:p><text:span text:style-name="MT3">“</text:span></text:p>
        </draw:text-box>
      </draw:frame>
      <draw:frame draw:style-name="Mgr1" draw:text-style-name="MP8" draw:layer="backgroundobjects" svg:width="1.778cm" svg:height="3.405cm" svg:x="25.599cm" svg:y="9.771cm">
        <draw:text-box>
          <text:p><text:span text:style-name="MT3">”</text:span></text:p>
        </draw:text-box>
      </draw:frame>
      <draw:frame presentation:style-name="Standard_20_2-outline1" draw:layer="backgroundobjects" svg:width="24.04cm" svg:height="6.909cm" draw:transform="rotate (0.188495559215388) translate (1.549cm 7.769cm)" presentation:class="outline" presentation:placeholder="true">
        <draw:text-box/>
      </draw:frame>
      <presentation:notes style:page-layout-name="PM0">
        <draw:page-thumbnail presentation:style-name="Standard_20_2-title" draw:layer="backgroundobjects" svg:width="17cm" svg:height="9.56cm" svg:x="2cm" svg:y="2.5cm" presentation:class="page"/>
        <draw:frame presentation:style-name="Standard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_5f_" style:display-name="Standard 2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6.857cm" svg:x="0cm" svg:y="0cm" svg:viewBox="0 0 28001 6858" draw:points="0,6858 0,0 28001,0 28001,2841">
        <text:p/>
      </draw:polygon>
      <draw:frame presentation:style-name="Standard_20_2_5f_-title" draw:layer="backgroundobjects" svg:width="25cm" svg:height="2.65cm" draw:transform="skewX (-2.81036687499827E-017) rotate (0.142244334037538) translate (0.192cm 3.845cm)" presentation:class="title" presentation:placeholder="true">
        <draw:text-box/>
      </draw:frame>
      <draw:frame presentation:style-name="Mpr18" draw:text-style-name="MP4" draw:layer="backgroundobjects" svg:width="8cm" svg:height="1.087cm" svg:x="19.499cm" svg:y="13.649cm" presentation:class="date-time">
        <draw:text-box>
          <text:p text:style-name="MP3"><text:span text:style-name="MT1"><presentation:date-time/></text:span></text:p>
        </draw:text-box>
      </draw:frame>
      <draw:frame presentation:style-name="Mpr18" draw:text-style-name="MP4" draw:layer="backgroundobjects" svg:width="12cm" svg:height="1.087cm" svg:x="15.499cm" svg:y="14.249cm" presentation:class="footer">
        <draw:text-box>
          <text:p text:style-name="MP3"><text:span text:style-name="MT1"><presentation:footer/></text:span></text:p>
        </draw:text-box>
      </draw:frame>
      <draw:frame presentation:style-name="Mpr19" draw:text-style-name="MP4" draw:layer="backgroundobjects" svg:width="7cm" svg:height="1.254cm" svg:x="20.499cm" svg:y="12.749cm" presentation:class="page-number">
        <draw:text-box>
          <text:p text:style-name="MP3"><text:span text:style-name="MT2"><text:page-number>&lt;number&gt;</text:page-number></text:span></text:p>
        </draw:text-box>
      </draw:frame>
      <draw:custom-shape draw:style-name="Mgr5" draw:text-style-name="MP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1" draw:text-style-name="MP7" draw:layer="backgroundobjects" svg:width="1.778cm" svg:height="3.405cm" svg:x="0.761cm" svg:y="7.665cm">
        <draw:text-box>
          <text:p><text:span text:style-name="MT3">“</text:span></text:p>
        </draw:text-box>
      </draw:frame>
      <draw:frame draw:style-name="Mgr1" draw:text-style-name="MP8" draw:layer="backgroundobjects" svg:width="1.778cm" svg:height="3.405cm" svg:x="25.599cm" svg:y="9.771cm">
        <draw:text-box>
          <text:p><text:span text:style-name="MT3">”</text:span></text:p>
        </draw:text-box>
      </draw:frame>
      <draw:frame presentation:style-name="Standard_20_2_5f_-outline1" draw:layer="backgroundobjects" svg:width="24.04cm" svg:height="6.909cm" draw:transform="rotate (0.188495559215388) translate (1.549cm 7.769cm)" presentation:class="outline" presentation:placeholder="true">
        <draw:text-box/>
      </draw:frame>
      <presentation:notes style:page-layout-name="PM0">
        <draw:page-thumbnail presentation:style-name="Standard_20_2_5f_-title" draw:layer="backgroundobjects" svg:width="17cm" svg:height="9.56cm" svg:x="2cm" svg:y="2.5cm" presentation:class="page"/>
        <draw:frame presentation:style-name="Standard_20_2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5T21:15:55.043356818</meta:creation-date>
    <dc:description>This work is licensed under a Creative Commons 0 License.
It makes use of the works of William Gathoye.</dc:description>
    <meta:generator>LibreOffice/25.2.3.2$Linux_X86_64 LibreOffice_project/520$Build-2</meta:generator>
    <dc:title>Progress</dc:title>
    <meta:editing-duration>PT1H16M12S</meta:editing-duration>
    <meta:editing-cycles>25</meta:editing-cycles>
    <dc:date>2025-05-26T13:20:25.145095924</dc:date>
    <meta:document-statistic meta:object-count="135"/>
  </office:meta>
</office:document-meta>
</file>